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023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ro4" style:family="table-row">
      <style:table-row-properties style:row-height="0.9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Japanese_line</text:p>
          </table:table-cell>
          <table:table-cell office:value-type="string">
            <text:p>English_line</text:p>
          </table:table-cell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いらっしゃいませ〜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ありがとうございました</text:p>
            <text:p>またのお越しをお待ちしています</text:p>
          </table:table-cell>
          <table:table-cell/>
        </table:table-row>
        <table:table-row table:style-name="ro2">
          <table:table-cell office:value-type="string">
            <text:p>いらっしゃいませ</text:p>
            <text:p>あれ？ あまり見かけない顔…</text:p>
          </table:table-cell>
          <table:table-cell/>
        </table:table-row>
        <table:table-row table:style-name="ro2">
          <table:table-cell office:value-type="string">
            <text:p>あーーーーーっ！</text:p>
            <text:p>パチンコ屋殺人事件の犯人！</text:p>
          </table:table-cell>
          <table:table-cell/>
        </table:table-row>
        <table:table-row table:style-name="ro1">
          <table:table-cell office:value-type="string">
            <text:p>いやぁーー！</text:p>
          </table:table-cell>
          <table:table-cell/>
        </table:table-row>
        <table:table-row table:style-name="ro2">
          <table:table-cell office:value-type="string">
            <text:p>うう… ごめんなさい</text:p>
            <text:p>何でもします だから命だけは… </text:p>
          </table:table-cell>
          <table:table-cell/>
        </table:table-row>
        <table:table-row table:style-name="ro1">
          <table:table-cell office:value-type="string">
            <text:p>「俺は事件の犯人じゃないんだ」と教えてあげる</text:p>
          </table:table-cell>
          <table:table-cell/>
        </table:table-row>
        <table:table-row table:style-name="ro1">
          <table:table-cell office:value-type="string">
            <text:p>「そうさ 俺は人を殺しているんだ」とすごむ</text:p>
          </table:table-cell>
          <table:table-cell/>
        </table:table-row>
        <table:table-row table:style-name="ro1">
          <table:table-cell office:value-type="string">
            <text:p>「何でもします、て何をしてくれるの？」と聞き返す</text:p>
          </table:table-cell>
          <table:table-cell/>
        </table:table-row>
        <table:table-row table:style-name="ro2">
          <table:table-cell office:value-type="string">
            <text:p>あの事件の犯人は俺じゃない</text:p>
            <text:p>誰一人として、人を殺してはいないんだ</text:p>
          </table:table-cell>
          <table:table-cell/>
        </table:table-row>
        <table:table-row table:style-name="ro1">
          <table:table-cell office:value-type="string">
            <text:p>えー？ そうなんですか？</text:p>
          </table:table-cell>
          <table:table-cell/>
        </table:table-row>
        <table:table-row table:style-name="ro2">
          <table:table-cell office:value-type="string">
            <text:p>そうさ 俺は人を殺しているんだ</text:p>
            <text:p>今度はおまえの番だな…</text:p>
          </table:table-cell>
          <table:table-cell/>
        </table:table-row>
        <table:table-row table:style-name="ro2">
          <table:table-cell office:value-type="string">
            <text:p>いや！ １８になったばかりなのに…</text:p>
            <text:p>こんなに若い娘を殺すなんてもったいないよ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2">
          <table:table-cell office:value-type="string">
            <text:p>何でもします、て言ったけど</text:p>
            <text:p>いったい何をしてくれるのかな？</text:p>
          </table:table-cell>
          <table:table-cell/>
        </table:table-row>
        <table:table-row table:style-name="ro2">
          <table:table-cell office:value-type="string">
            <text:p>えー</text:p>
            <text:p>えっと、えっと…</text:p>
          </table:table-cell>
          <table:table-cell/>
        </table:table-row>
        <table:table-row table:style-name="ro1">
          <table:table-cell office:value-type="string">
            <text:p>…私の一番大切な、ぬいぐるみをあげます！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2">
          <table:table-cell office:value-type="string">
            <text:p>ごめんなさい</text:p>
            <text:p>私、大声で犯人だって叫んでしまって</text:p>
          </table:table-cell>
          <table:table-cell/>
        </table:table-row>
        <table:table-row table:style-name="ro1">
          <table:table-cell office:value-type="string">
            <text:p>あのぅ お名前を教えてもらえますか？</text:p>
          </table:table-cell>
          <table:table-cell/>
        </table:table-row>
        <table:table-row table:style-name="ro3">
          <table:table-cell office:value-type="string">
            <text:p>$pだ</text:p>
          </table:table-cell>
          <table:table-cell/>
        </table:table-row>
        <table:table-row table:style-name="ro2">
          <table:table-cell office:value-type="string">
            <text:p>今日は本当にごめんなさい</text:p>
            <text:p>$puさん</text:p>
          </table:table-cell>
          <table:table-cell/>
        </table:table-row>
        <table:table-row table:style-name="ro2">
          <table:table-cell office:value-type="string">
            <text:p>私、$ci美沢ゆき$crっていいます ゆきのこと</text:p>
            <text:p>嫌いにならないで、また来てください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ゆきのこと嫌いにならないで、</text:p>
            <text:p>また来てくださいね</text:p>
          </table:table-cell>
          <table:table-cell/>
        </table:table-row>
        <table:table-row table:style-name="ro2">
          <table:table-cell office:value-type="string">
            <text:p>いらっしゃいませ</text:p>
            <text:p>あっ $puさん</text:p>
          </table:table-cell>
          <table:table-cell/>
        </table:table-row>
        <table:table-row table:style-name="ro2">
          <table:table-cell office:value-type="string">
            <text:p>この前は、ごめんなさい</text:p>
            <text:p>失礼なことを言っちゃって…</text:p>
          </table:table-cell>
          <table:table-cell/>
        </table:table-row>
        <table:table-row table:style-name="ro1">
          <table:table-cell office:value-type="string">
            <text:p>「もう気にしてないよ」と気遣う</text:p>
          </table:table-cell>
          <table:table-cell/>
        </table:table-row>
        <table:table-row table:style-name="ro1">
          <table:table-cell office:value-type="string">
            <text:p>「これからはしっかりしてくれよ」と念を押す</text:p>
          </table:table-cell>
          <table:table-cell/>
        </table:table-row>
        <table:table-row table:style-name="ro1">
          <table:table-cell office:value-type="string">
            <text:p>「おまえとは口を聞きたくない」と突き放す</text:p>
          </table:table-cell>
          <table:table-cell/>
        </table:table-row>
        <table:table-row table:style-name="ro2">
          <table:table-cell office:value-type="string">
            <text:p>もう、気にしてないから</text:p>
            <text:p>この前のことは、忘れていいよ</text:p>
          </table:table-cell>
          <table:table-cell/>
        </table:table-row>
        <table:table-row table:style-name="ro2">
          <table:table-cell office:value-type="string">
            <text:p>本当？ ありがとう！</text:p>
            <text:p>$puさんて…、いい人ですね</text:p>
          </table:table-cell>
          <table:table-cell/>
        </table:table-row>
        <table:table-row table:style-name="ro2">
          <table:table-cell office:value-type="string">
            <text:p>これからはしっかりしてくれよ</text:p>
            <text:p>犯人に間違えられるのはもうこりごりだから</text:p>
          </table:table-cell>
          <table:table-cell/>
        </table:table-row>
        <table:table-row table:style-name="ro1">
          <table:table-cell office:value-type="string">
            <text:p>はい！ がんばります！</text:p>
          </table:table-cell>
          <table:table-cell/>
        </table:table-row>
        <table:table-row table:style-name="ro2">
          <table:table-cell office:value-type="string">
            <text:p>おまえとはもう、口をききたくない</text:p>
            <text:p>放っておいてくれ</text:p>
          </table:table-cell>
          <table:table-cell/>
        </table:table-row>
        <table:table-row table:style-name="ro1">
          <table:table-cell office:value-type="string">
            <text:p>そうですか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この前は、ごめんなさい</text:p>
            <text:p>失礼なことを言っちゃって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ゆきのこと許してくれてありがとう</text:p>
            <text:p>$puさんていい人ですね</text:p>
          </table:table-cell>
          <table:table-cell/>
        </table:table-row>
        <table:table-row table:style-name="ro1">
          <table:table-cell office:value-type="string">
            <text:p>あっ いらっしゃいませー</text:p>
          </table:table-cell>
          <table:table-cell/>
        </table:table-row>
        <table:table-row table:style-name="ro2">
          <table:table-cell office:value-type="string">
            <text:p>$puさん</text:p>
            <text:p>金魚すくいって得意ですか？</text:p>
          </table:table-cell>
          <table:table-cell/>
        </table:table-row>
        <table:table-row table:style-name="ro1">
          <table:table-cell office:value-type="string">
            <text:p>「得意だよ １つのポイで１０匹はすくえるね」</text:p>
          </table:table-cell>
          <table:table-cell/>
        </table:table-row>
        <table:table-row table:style-name="ro1">
          <table:table-cell office:value-type="string">
            <text:p>「得意じゃないんだ すくえる気がしないね」</text:p>
          </table:table-cell>
          <table:table-cell/>
        </table:table-row>
        <table:table-row table:style-name="ro1">
          <table:table-cell office:value-type="string">
            <text:p>「金魚すくいって何？ 初めて聞いた言葉だよ」</text:p>
          </table:table-cell>
          <table:table-cell/>
        </table:table-row>
        <table:table-row table:style-name="ro2">
          <table:table-cell office:value-type="string">
            <text:p>金魚すくいは得意だよ</text:p>
            <text:p>１つのポイで、金魚１０匹はすくえるね</text:p>
          </table:table-cell>
          <table:table-cell/>
        </table:table-row>
        <table:table-row table:style-name="ro2">
          <table:table-cell office:value-type="string">
            <text:p>へえー</text:p>
            <text:p>$puさんは、金魚すくいの名人なんだ</text:p>
          </table:table-cell>
          <table:table-cell/>
        </table:table-row>
        <table:table-row table:style-name="ro2">
          <table:table-cell office:value-type="string">
            <text:p>金魚すくいは得意じゃないんだ</text:p>
            <text:p>全く金魚をすくえる気がしないね</text:p>
          </table:table-cell>
          <table:table-cell/>
        </table:table-row>
        <table:table-row table:style-name="ro2">
          <table:table-cell office:value-type="string">
            <text:p>えー 意外だなあ でも、よかった</text:p>
            <text:p>ゆきも金魚すくいはうまくないんだ</text:p>
          </table:table-cell>
          <table:table-cell/>
        </table:table-row>
        <table:table-row table:style-name="ro2">
          <table:table-cell office:value-type="string">
            <text:p>金魚すくいって何？</text:p>
            <text:p>生まれて初めて聞いた言葉だよ</text:p>
          </table:table-cell>
          <table:table-cell/>
        </table:table-row>
        <table:table-row table:style-name="ro2">
          <table:table-cell office:value-type="string">
            <text:p>えー 本当？</text:p>
            <text:p>日本人なら誰でも知っていると思ったのに</text:p>
          </table:table-cell>
          <table:table-cell/>
        </table:table-row>
        <table:table-row table:style-name="ro2">
          <table:table-cell office:value-type="string">
            <text:p>この前、生まれて初めて金魚すくいで</text:p>
            <text:p>金魚をすくったの</text:p>
          </table:table-cell>
          <table:table-cell/>
        </table:table-row>
        <table:table-row table:style-name="ro2">
          <table:table-cell office:value-type="string">
            <text:p>家にその金魚を持って帰ってきて、</text:p>
            <text:p>コップに入れて飼っていたんだけど…</text:p>
          </table:table-cell>
          <table:table-cell/>
        </table:table-row>
        <table:table-row table:style-name="ro2">
          <table:table-cell office:value-type="string">
            <text:p>最近、金魚がどんどん大きくなってきて</text:p>
            <text:p>泳ぐのも窮屈そうなんだ</text:p>
          </table:table-cell>
          <table:table-cell/>
        </table:table-row>
        <table:table-row table:style-name="ro2">
          <table:table-cell office:value-type="string">
            <text:p>やっぱり金魚は、金魚鉢で飼ってあげた方が</text:p>
            <text:p>いいのかなあ</text:p>
          </table:table-cell>
          <table:table-cell/>
        </table:table-row>
        <table:table-row table:style-name="ro3">
          <table:table-cell office:value-type="string">
            <text:p>（$ci金魚鉢$cr どこかにあったかな…）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あっ いらっしゃいませー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$puさん やっぱり金魚は、金魚鉢で</text:p>
            <text:p>飼ってあげた方がいいのかなあ</text:p>
          </table:table-cell>
          <table:table-cell/>
        </table:table-row>
        <table:table-row table:style-name="ro1">
          <table:table-cell office:value-type="string">
            <text:p>あっ いらっしゃいませー</text:p>
          </table:table-cell>
          <table:table-cell/>
        </table:table-row>
        <table:table-row table:style-name="ro2">
          <table:table-cell office:value-type="string">
            <text:p>$puさん やっぱり金魚は、金魚鉢で</text:p>
            <text:p>飼ってあげた方がいいのかなあ</text:p>
          </table:table-cell>
          <table:table-cell/>
        </table:table-row>
        <table:table-row table:style-name="ro3">
          <table:table-cell office:value-type="string">
            <text:p>$ci金魚鉢$crを渡す</text:p>
          </table:table-cell>
          <table:table-cell/>
        </table:table-row>
        <table:table-row table:style-name="ro3">
          <table:table-cell office:value-type="string">
            <text:p>$ci金魚鉢$crを渡さない</text:p>
          </table:table-cell>
          <table:table-cell/>
        </table:table-row>
        <table:table-row table:style-name="ro3">
          <table:table-cell office:value-type="string">
            <text:p>この$ci金魚鉢$cr、君にあげるよ</text:p>
          </table:table-cell>
          <table:table-cell/>
        </table:table-row>
        <table:table-row table:style-name="ro2">
          <table:table-cell office:value-type="string">
            <text:p>えー これ、ゆきにくれるの？</text:p>
            <text:p>ありがとう！</text:p>
          </table:table-cell>
          <table:table-cell/>
        </table:table-row>
        <table:table-row table:style-name="ro2">
          <table:table-cell office:value-type="string">
            <text:p>この金魚鉢だったら、金魚も気持ち良く</text:p>
            <text:p>泳げそうだね！</text:p>
          </table:table-cell>
          <table:table-cell/>
        </table:table-row>
        <table:table-row table:style-name="ro3">
          <table:table-cell office:value-type="string">
            <text:p>$puさん ありがとう</text:p>
          </table:table-cell>
          <table:table-cell/>
        </table:table-row>
        <table:table-row table:style-name="ro1">
          <table:table-cell office:value-type="string">
            <text:p>…やっぱりプレゼントするのはやめておこう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3">
          <table:table-cell office:value-type="string">
            <text:p>いらっしゃいませ $puさん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金魚鉢だったら、金魚も気持ち良く</text:p>
            <text:p>泳げそうだね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3">
          <table:table-cell office:value-type="string">
            <text:p>$puさん ありがとう</text:p>
          </table:table-cell>
          <table:table-cell/>
        </table:table-row>
        <table:table-row table:style-name="ro1">
          <table:table-cell office:value-type="string">
            <text:p>いらっしゃいませ…</text:p>
          </table:table-cell>
          <table:table-cell/>
        </table:table-row>
        <table:table-row table:style-name="ro1">
          <table:table-cell office:value-type="string">
            <text:p>「どうしたの？元気なさそうだけど」と心配する</text:p>
          </table:table-cell>
          <table:table-cell/>
        </table:table-row>
        <table:table-row table:style-name="ro1">
          <table:table-cell office:value-type="string">
            <text:p>「どうした？元気だけが取り得なのに」と意地悪を言う</text:p>
          </table:table-cell>
          <table:table-cell/>
        </table:table-row>
        <table:table-row table:style-name="ro1">
          <table:table-cell office:value-type="string">
            <text:p>「おなかが減っているの？」と適当に聞いてみる</text:p>
          </table:table-cell>
          <table:table-cell/>
        </table:table-row>
        <table:table-row table:style-name="ro1">
          <table:table-cell office:value-type="string">
            <text:p>どうしたの？元気なさそうだけど</text:p>
          </table:table-cell>
          <table:table-cell/>
        </table:table-row>
        <table:table-row table:style-name="ro1">
          <table:table-cell office:value-type="string">
            <text:p>どうした？元気だけが取り得なのに</text:p>
          </table:table-cell>
          <table:table-cell/>
        </table:table-row>
        <table:table-row table:style-name="ro1">
          <table:table-cell office:value-type="string">
            <text:p>おなかが減ってるの？</text:p>
          </table:table-cell>
          <table:table-cell/>
        </table:table-row>
        <table:table-row table:style-name="ro2">
          <table:table-cell office:value-type="string">
            <text:p>あのね、小さいときからずっと大切にしていた</text:p>
            <text:p>ぬいぐるみがあったの</text:p>
          </table:table-cell>
          <table:table-cell/>
        </table:table-row>
        <table:table-row table:style-name="ro2">
          <table:table-cell office:value-type="string">
            <text:p>昨日、暑くて窓を開けてたら猫が入ってきて、</text:p>
            <text:p>ぬいぐるみをくわえて逃げて行っちゃったんだ</text:p>
          </table:table-cell>
          <table:table-cell/>
        </table:table-row>
        <table:table-row table:style-name="ro2">
          <table:table-cell office:value-type="string">
            <text:p>いつも一緒に寝ていたぬいぐるみだから、</text:p>
            <text:p>なくなるとすごく寂しい…</text:p>
          </table:table-cell>
          <table:table-cell/>
        </table:table-row>
        <table:table-row table:style-name="ro2">
          <table:table-cell office:value-type="string">
            <text:p>（$ciぬいぐるみ$crがなくなって</text:p>
            <text:p><text:s/>落ち込んでいるのか…）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いらっしゃいませ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いつも一緒に寝ていた$ciぬいぐるみ$crだから、</text:p>
            <text:p>なくなるとすごく寂しいよ…</text:p>
          </table:table-cell>
          <table:table-cell/>
        </table:table-row>
        <table:table-row table:style-name="ro1">
          <table:table-cell office:value-type="string">
            <text:p>いらっしゃいませ…</text:p>
          </table:table-cell>
          <table:table-cell/>
        </table:table-row>
        <table:table-row table:style-name="ro2">
          <table:table-cell office:value-type="string">
            <text:p>いつも一緒に寝ていたぬいぐるみだから、</text:p>
            <text:p>なくなるとすごく寂しいよ…</text:p>
          </table:table-cell>
          <table:table-cell/>
        </table:table-row>
        <table:table-row table:style-name="ro3">
          <table:table-cell office:value-type="string">
            <text:p>$ciクマのぬいぐるみ$crを渡す <text:s/></text:p>
          </table:table-cell>
          <table:table-cell/>
        </table:table-row>
        <table:table-row table:style-name="ro3">
          <table:table-cell office:value-type="string">
            <text:p>$ciクマのぬいぐるみ$crを渡さない</text:p>
          </table:table-cell>
          <table:table-cell/>
        </table:table-row>
        <table:table-row table:style-name="ro3">
          <table:table-cell office:value-type="string">
            <text:p>この$ciぬいぐるみ$cr、君にあげるよ</text:p>
          </table:table-cell>
          <table:table-cell/>
        </table:table-row>
        <table:table-row table:style-name="ro4">
          <table:table-cell office:value-type="string">
            <text:p>えっ？ これ… $ci$e0$cr</text:p>
            <text:p/>
          </table:table-cell>
          <table:table-cell/>
        </table:table-row>
        <table:table-row table:style-name="ro2">
          <table:table-cell office:value-type="string">
            <text:p>ゆきのために、代わりのぬいぐるみを</text:p>
            <text:p>探してきてくれたんだ…</text:p>
          </table:table-cell>
          <table:table-cell/>
        </table:table-row>
        <table:table-row table:style-name="ro2">
          <table:table-cell office:value-type="string">
            <text:p>ありがとう $puさん</text:p>
            <text:p>このぬいぐるみ 大切にするね</text:p>
          </table:table-cell>
          <table:table-cell/>
        </table:table-row>
        <table:table-row table:style-name="ro1">
          <table:table-cell office:value-type="string">
            <text:p>…やっぱりプレゼントするのはやめておこう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ありがとう $puさん</text:p>
            <text:p>ぬいぐるみ 大切にするね</text:p>
          </table:table-cell>
          <table:table-cell/>
        </table:table-row>
        <table:table-row table:style-name="ro3">
          <table:table-cell office:value-type="string">
            <text:p>$puさん 釣りってしたことある？</text:p>
          </table:table-cell>
          <table:table-cell/>
        </table:table-row>
        <table:table-row table:style-name="ro1">
          <table:table-cell office:value-type="string">
            <text:p>「さっき行ってきたところだよ」</text:p>
          </table:table-cell>
          <table:table-cell/>
        </table:table-row>
        <table:table-row table:style-name="ro1">
          <table:table-cell office:value-type="string">
            <text:p>「これから行こうと思っていたんだ」</text:p>
          </table:table-cell>
          <table:table-cell/>
        </table:table-row>
        <table:table-row table:style-name="ro1">
          <table:table-cell office:value-type="string">
            <text:p>「やったことないよ」</text:p>
          </table:table-cell>
          <table:table-cell/>
        </table:table-row>
        <table:table-row table:style-name="ro1">
          <table:table-cell office:value-type="string">
            <text:p>ついさっき、釣りに行ってきたところだよ</text:p>
          </table:table-cell>
          <table:table-cell/>
        </table:table-row>
        <table:table-row table:style-name="ro2">
          <table:table-cell office:value-type="string">
            <text:p>ちょうど、これから釣りに行こうと</text:p>
            <text:p>思っていたんだ</text:p>
          </table:table-cell>
          <table:table-cell/>
        </table:table-row>
        <table:table-row table:style-name="ro1">
          <table:table-cell office:value-type="string">
            <text:p>実は今まで一度もやったことないんだ</text:p>
          </table:table-cell>
          <table:table-cell/>
        </table:table-row>
        <table:table-row table:style-name="ro1">
          <table:table-cell office:value-type="string">
            <text:p>へえ そうなんだ</text:p>
          </table:table-cell>
          <table:table-cell/>
        </table:table-row>
        <table:table-row table:style-name="ro2">
          <table:table-cell office:value-type="string">
            <text:p>さっきね、お客さんに「釣りに行かない？」</text:p>
            <text:p>て誘われたの</text:p>
          </table:table-cell>
          <table:table-cell/>
        </table:table-row>
        <table:table-row table:style-name="ro2">
          <table:table-cell office:value-type="string">
            <text:p>でも「よく分からないから行かない」て言った</text:p>
            <text:p>んだけど、実はちょっと興味があって…</text:p>
          </table:table-cell>
          <table:table-cell/>
        </table:table-row>
        <table:table-row table:style-name="ro2">
          <table:table-cell office:value-type="string">
            <text:p>$puさん 釣り竿持っていたから、</text:p>
            <text:p>もしかしたら釣りをするのかな、と思ったの</text:p>
          </table:table-cell>
          <table:table-cell/>
        </table:table-row>
        <table:table-row table:style-name="ro1">
          <table:table-cell office:value-type="string">
            <text:p>「明日の朝、堤防へ釣りに行こう」と誘う</text:p>
          </table:table-cell>
          <table:table-cell/>
        </table:table-row>
        <table:table-row table:style-name="ro1">
          <table:table-cell office:value-type="string">
            <text:p>「釣りはするけど君と行きたくない」と答える</text:p>
          </table:table-cell>
          <table:table-cell/>
        </table:table-row>
        <table:table-row table:style-name="ro1">
          <table:table-cell office:value-type="string">
            <text:p>「誰から誘われたの」とやきもちを焼く</text:p>
          </table:table-cell>
          <table:table-cell/>
        </table:table-row>
        <table:table-row table:style-name="ro2">
          <table:table-cell office:value-type="string">
            <text:p>明日の朝、パチパラ町の堤防へ</text:p>
            <text:p>釣りをしに行こうか</text:p>
          </table:table-cell>
          <table:table-cell/>
        </table:table-row>
        <table:table-row table:style-name="ro2">
          <table:table-cell office:value-type="string">
            <text:p>ほんと！ うれしいなあ</text:p>
            <text:p>$puさんと一緒に釣りに行けるんだ</text:p>
          </table:table-cell>
          <table:table-cell/>
        </table:table-row>
        <table:table-row table:style-name="ro2">
          <table:table-cell office:value-type="string">
            <text:p>釣りはするけど、君とは一緒に</text:p>
            <text:p>行きたくないなあ</text:p>
          </table:table-cell>
          <table:table-cell/>
        </table:table-row>
        <table:table-row table:style-name="ro1">
          <table:table-cell office:value-type="string">
            <text:p>えー そんなこと言わないでよ</text:p>
          </table:table-cell>
          <table:table-cell/>
        </table:table-row>
        <table:table-row table:style-name="ro1">
          <table:table-cell office:value-type="string">
            <text:p>誰に「釣りに行かない？」て誘われたの？</text:p>
          </table:table-cell>
          <table:table-cell/>
        </table:table-row>
        <table:table-row table:style-name="ro2">
          <table:table-cell office:value-type="string">
            <text:p>えっ、うそ</text:p>
            <text:p>もしかしてやきもちを焼いてるの？</text:p>
          </table:table-cell>
          <table:table-cell/>
        </table:table-row>
        <table:table-row table:style-name="ro1">
          <table:table-cell office:value-type="string">
            <text:p>そんなに言うんじゃしょうがないなあ</text:p>
          </table:table-cell>
          <table:table-cell/>
        </table:table-row>
        <table:table-row table:style-name="ro2">
          <table:table-cell office:value-type="string">
            <text:p>じゃあ 明日の朝、パチパラ町の堤防で</text:p>
            <text:p>待ってるね 楽しみにしてる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$puさん 明日の朝、パチパラ町の堤防で</text:p>
            <text:p>待ってるね 楽しみにしてる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もー なんで来てくれなかったの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明日の朝、堤防で待ってるね</text:p>
            <text:p>楽しみにしてるよ</text:p>
          </table:table-cell>
          <table:table-cell/>
        </table:table-row>
        <table:table-row table:style-name="ro3">
          <table:table-cell office:value-type="string">
            <text:p>$puさん こっちこっち〜</text:p>
          </table:table-cell>
          <table:table-cell/>
        </table:table-row>
        <table:table-row table:style-name="ro1">
          <table:table-cell office:value-type="string">
            <text:p>私は、隣で見てるね</text:p>
          </table:table-cell>
          <table:table-cell/>
        </table:table-row>
        <table:table-row table:style-name="ro2">
          <table:table-cell office:value-type="string">
            <text:p>何が釣れるか、すごく楽しみ</text:p>
            <text:p>大っきな魚を釣り上げてよ！</text:p>
          </table:table-cell>
          <table:table-cell/>
        </table:table-row>
        <table:table-row table:style-name="ro1">
          <table:table-cell office:value-type="string">
            <text:p>たくさんお魚が釣れたね 大漁、大漁</text:p>
          </table:table-cell>
          <table:table-cell/>
        </table:table-row>
        <table:table-row table:style-name="ro2">
          <table:table-cell office:value-type="string">
            <text:p>ゆきね 男の人と魚釣りに来るのは</text:p>
            <text:p>すごく久しぶりなの…</text:p>
          </table:table-cell>
          <table:table-cell/>
        </table:table-row>
        <table:table-row table:style-name="ro2">
          <table:table-cell office:value-type="string">
            <text:p>…昔ね、お父さんとよく釣りに行ったんだ</text:p>
            <text:p>今日みたいに、隣に座っていただけだけど</text:p>
          </table:table-cell>
          <table:table-cell/>
        </table:table-row>
        <table:table-row table:style-name="ro2">
          <table:table-cell office:value-type="string">
            <text:p>お父さんの隣で、お魚が釣れるたびに</text:p>
            <text:p>はしゃぎまわっていたんだって</text:p>
          </table:table-cell>
          <table:table-cell/>
        </table:table-row>
        <table:table-row table:style-name="ro1">
          <table:table-cell office:value-type="string">
            <text:p>「わぁヒラメだ！」「イワシだあ」って</text:p>
          </table:table-cell>
          <table:table-cell/>
        </table:table-row>
        <table:table-row table:style-name="ro2">
          <table:table-cell office:value-type="string">
            <text:p>$puさんの横に座っていて、</text:p>
            <text:p>少しだけ昔のことを思い出しちゃった…</text:p>
          </table:table-cell>
          <table:table-cell/>
        </table:table-row>
        <table:table-row table:style-name="ro2">
          <table:table-cell office:value-type="string">
            <text:p>お仕事行かなくちゃいけないし、先に帰るね</text:p>
            <text:p>今日は楽しかった ありがとう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私は、隣で見てる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何が釣れるか、すごく楽しみ</text:p>
            <text:p>大っきな魚を釣り上げてよ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アレ？</text:p>
            <text:p>もしかして、お魚のエサがないの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しょうがないなあ はい これ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3">
          <table:table-cell office:value-type="string">
            <text:p>いらっしゃいませ $puさん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お魚釣り、楽しかったですね</text:p>
          </table:table-cell>
          <table:table-cell/>
        </table:table-row>
        <table:table-row table:style-name="ro3">
          <table:table-cell office:value-type="string">
            <text:p>いらっしゃいませ… $puさん</text:p>
          </table:table-cell>
          <table:table-cell/>
        </table:table-row>
        <table:table-row table:style-name="ro1">
          <table:table-cell office:value-type="string">
            <text:p>「電話で怒ったりしてごめん」と謝る</text:p>
          </table:table-cell>
          <table:table-cell/>
        </table:table-row>
        <table:table-row table:style-name="ro1">
          <table:table-cell office:value-type="string">
            <text:p>無視する</text:p>
          </table:table-cell>
          <table:table-cell/>
        </table:table-row>
        <table:table-row table:style-name="ro1">
          <table:table-cell office:value-type="string">
            <text:p>ごめん 電話の時に、大声で怒ったりして</text:p>
          </table:table-cell>
          <table:table-cell/>
        </table:table-row>
        <table:table-row table:style-name="ro2">
          <table:table-cell office:value-type="string">
            <text:p>ううん 私も、時間を忘れて</text:p>
            <text:p>いっぱいおしゃべりしちゃったし…</text:p>
          </table:table-cell>
          <table:table-cell/>
        </table:table-row>
        <table:table-row table:style-name="ro2">
          <table:table-cell office:value-type="string">
            <text:p>でも良かった…</text:p>
            <text:p>もう、口を利いてもらえないかと思ってたの</text:p>
          </table:table-cell>
          <table:table-cell/>
        </table:table-row>
        <table:table-row table:style-name="ro1">
          <table:table-cell office:value-type="string">
            <text:p>これから電話をするときは、気をつけるね</text:p>
          </table:table-cell>
          <table:table-cell/>
        </table:table-row>
        <table:table-row table:style-name="ro3">
          <table:table-cell office:value-type="string">
            <text:p>あっ… $puさん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いらっしゃいませ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これから電話をするときは、気をつける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でも良かった…</text:p>
            <text:p>もう、口を利いてもらえないかと思ってたの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4">
          <table:table-cell office:value-type="string">
            <text:p>いらっしゃいませ $puさん</text:p>
            <text:p/>
          </table:table-cell>
          <table:table-cell/>
        </table:table-row>
        <table:table-row table:style-name="ro3">
          <table:table-cell office:value-type="string">
            <text:p>こんにちは $puさん</text:p>
          </table:table-cell>
          <table:table-cell/>
        </table:table-row>
        <table:table-row table:style-name="ro1">
          <table:table-cell office:value-type="string">
            <text:p>「盆踊りに一緒に行かない？」と誘ってみる</text:p>
          </table:table-cell>
          <table:table-cell/>
        </table:table-row>
        <table:table-row table:style-name="ro1">
          <table:table-cell office:value-type="string">
            <text:p>「こんにちは」とあいさつする</text:p>
          </table:table-cell>
          <table:table-cell/>
        </table:table-row>
        <table:table-row table:style-name="ro1">
          <table:table-cell office:value-type="string">
            <text:p>これといって話すことはない</text:p>
          </table:table-cell>
          <table:table-cell/>
        </table:table-row>
        <table:table-row table:style-name="ro1">
          <table:table-cell office:value-type="string">
            <text:p>あのさ 俺と一緒に盆踊りへ行かない？</text:p>
          </table:table-cell>
          <table:table-cell/>
        </table:table-row>
        <table:table-row table:style-name="ro1">
          <table:table-cell office:value-type="string">
            <text:p>えっ！？ 行く、行くよ 絶对に行く！</text:p>
          </table:table-cell>
          <table:table-cell/>
        </table:table-row>
        <table:table-row table:style-name="ro2">
          <table:table-cell office:value-type="string">
            <text:p>$puさんから盆踊りに誘われるなんて</text:p>
            <text:p>考えたこともなかったからびっくりしちゃった</text:p>
          </table:table-cell>
          <table:table-cell/>
        </table:table-row>
        <table:table-row table:style-name="ro2">
          <table:table-cell office:value-type="string">
            <text:p>じゃあ、今夜</text:p>
            <text:p>公園のベンチで待ち合わせね</text:p>
          </table:table-cell>
          <table:table-cell/>
        </table:table-row>
        <table:table-row table:style-name="ro2">
          <table:table-cell office:value-type="string">
            <text:p>じゃあ、金曜日の夜</text:p>
            <text:p>公園のベンチで待ち合わせね</text:p>
          </table:table-cell>
          <table:table-cell/>
        </table:table-row>
        <table:table-row table:style-name="ro2">
          <table:table-cell office:value-type="string">
            <text:p>楽しみだなぁ うれしくて待ちきれないから</text:p>
            <text:p>もう帰っちゃおうかな</text:p>
          </table:table-cell>
          <table:table-cell/>
        </table:table-row>
        <table:table-row table:style-name="ro1">
          <table:table-cell office:value-type="string">
            <text:p>店長〜 早退しまーす</text:p>
          </table:table-cell>
          <table:table-cell/>
        </table:table-row>
        <table:table-row table:style-name="ro1">
          <table:table-cell office:value-type="string">
            <text:p>盆踊り、楽しみにしてるよ！</text:p>
          </table:table-cell>
          <table:table-cell/>
        </table:table-row>
        <table:table-row table:style-name="ro1">
          <table:table-cell office:value-type="string">
            <text:p>こんにちは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もう なんで公園に来てくれなかったの〜</text:p>
          </table:table-cell>
          <table:table-cell/>
        </table:table-row>
        <table:table-row table:style-name="ro1">
          <table:table-cell office:value-type="string">
            <text:p>謝って、もう一度盆踊りに誘う</text:p>
          </table:table-cell>
          <table:table-cell/>
        </table:table-row>
        <table:table-row table:style-name="ro1">
          <table:table-cell office:value-type="string">
            <text:p>無視す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ごめん 今度はちゃんと行く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じゃあ、今夜</text:p>
            <text:p>公園のベンチで待ち合わせ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じゃあ、金曜日の夜</text:p>
            <text:p>公園のベンチで待ち合わせ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今度って言われても、ゆきにも予定があるし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約束できないなあ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今夜、大海公園のベンチで待ってる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金曜の夜、大海公園のベンチで待ってるね</text:p>
          </table:table-cell>
          <table:table-cell/>
        </table:table-row>
        <table:table-row table:style-name="ro2">
          <table:table-cell office:value-type="string">
            <text:p>こんばんは $puさん</text:p>
            <text:p>見て、浴衣 かわいいでしょ</text:p>
          </table:table-cell>
          <table:table-cell/>
        </table:table-row>
        <table:table-row table:style-name="ro2">
          <table:table-cell office:value-type="string">
            <text:p>やだ、もう！</text:p>
            <text:p>そんなにゆきをジロジロ見ないでよぅ</text:p>
          </table:table-cell>
          <table:table-cell/>
        </table:table-row>
        <table:table-row table:style-name="ro2">
          <table:table-cell office:value-type="string">
            <text:p>あー！ お面屋さんだよ $puさん</text:p>
            <text:p>こっちこっち こっちに来て〜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いろんな種類のお面があるよ</text:p>
            <text:p>$puさん かぶってみたら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似合うと思うなあ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ゆきが買ってあげるよ</text:p>
            <text:p>おじさーん これちょうだい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はい つけてみて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似合う 似合う すごい似合ってる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あっ 向こうに金魚すくいがあるよー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覚えている？ 金魚の話</text:p>
          </table:table-cell>
          <table:table-cell/>
        </table:table-row>
        <table:table-row table:style-name="ro1">
          <table:table-cell office:value-type="string">
            <text:p>「もちろん覚えているよ」と答える</text:p>
          </table:table-cell>
          <table:table-cell/>
        </table:table-row>
        <table:table-row table:style-name="ro1">
          <table:table-cell office:value-type="string">
            <text:p>「忘れたよ 昔のことは」と答える</text:p>
          </table:table-cell>
          <table:table-cell/>
        </table:table-row>
        <table:table-row table:style-name="ro1">
          <table:table-cell office:value-type="string">
            <text:p>「え？何の話だったかな？」ととぼけ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もちろん覚えている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忘れたよ 昔のことは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え？何の話だったかな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$puさんがくれた金魚鉢に入ってる</text:p>
            <text:p>金魚、ここですくったんだ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よーし がんばってすくうぞー</text:p>
          </table:table-cell>
          <table:table-cell/>
        </table:table-row>
        <table:table-row table:style-name="ro1">
          <table:table-cell office:value-type="string">
            <text:p>金魚をあげますか？</text:p>
          </table:table-cell>
          <table:table-cell/>
        </table:table-row>
        <table:table-row table:style-name="ro1">
          <table:table-cell office:value-type="string">
            <text:p>あげる</text:p>
          </table:table-cell>
          <table:table-cell/>
        </table:table-row>
        <table:table-row table:style-name="ro1">
          <table:table-cell office:value-type="string">
            <text:p>あげない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くれるの？ ありがとう</text:p>
            <text:p>この金魚も、大きく育って欲しいな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あーあ 取れなかった…</text:p>
            <text:p>残念〜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カキ氷だ カキ氷ー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お祭といえば、カキ氷だね</text:p>
          </table:table-cell>
          <table:table-cell/>
        </table:table-row>
        <table:table-row table:style-name="ro1">
          <table:table-cell office:value-type="string">
            <text:p>カキ氷を買ってあげますか？</text:p>
          </table:table-cell>
          <table:table-cell/>
        </table:table-row>
        <table:table-row table:style-name="ro1">
          <table:table-cell office:value-type="string">
            <text:p>買ってあげる</text:p>
          </table:table-cell>
          <table:table-cell/>
        </table:table-row>
        <table:table-row table:style-name="ro1">
          <table:table-cell office:value-type="string">
            <text:p>やめておく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わぁ ありがとう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3">
          <table:table-cell office:value-type="string">
            <text:p>$puさん 貯玉持ってないんだ〜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おごってもらおうと思ってたのに〜</text:p>
          </table:table-cell>
          <table:table-cell/>
        </table:table-row>
        <table:table-row table:style-name="ro2">
          <table:table-cell office:value-type="string">
            <text:p>盆踊り大好き！ こうやってたくさんの人が</text:p>
            <text:p>みんなで盛り上がっているのは楽しいね</text:p>
          </table:table-cell>
          <table:table-cell/>
        </table:table-row>
        <table:table-row table:style-name="ro3">
          <table:table-cell office:value-type="string">
            <text:p>$puさん 誘ってくれてありがとう</text:p>
          </table:table-cell>
          <table:table-cell/>
        </table:table-row>
        <table:table-row table:style-name="ro2">
          <table:table-cell office:value-type="string">
            <text:p>あのね、$puさん もしかしたら、</text:p>
            <text:p>気付いてるかもしれないけど…</text:p>
          </table:table-cell>
          <table:table-cell/>
        </table:table-row>
        <table:table-row table:style-name="ro1">
          <table:table-cell office:value-type="string">
            <text:p>ゆきのお父さん もう、いないんだ</text:p>
          </table:table-cell>
          <table:table-cell/>
        </table:table-row>
        <table:table-row table:style-name="ro2">
          <table:table-cell office:value-type="string">
            <text:p>お父さんがいなくなった時、大切な人がいなく</text:p>
            <text:p>なるなんてもう二度と味わいたくない…</text:p>
          </table:table-cell>
          <table:table-cell/>
        </table:table-row>
        <table:table-row table:style-name="ro2">
          <table:table-cell office:value-type="string">
            <text:p>いなくなる辛さを味わうなら、最初から大切な</text:p>
            <text:p>人をつくらない方がいいや…って思ってたの</text:p>
          </table:table-cell>
          <table:table-cell/>
        </table:table-row>
        <table:table-row table:style-name="ro2">
          <table:table-cell office:value-type="string">
            <text:p>でもね、$puさんと出会って</text:p>
            <text:p>新しい思い出がいっぱいできて…</text:p>
          </table:table-cell>
          <table:table-cell/>
        </table:table-row>
        <table:table-row table:style-name="ro2">
          <table:table-cell office:value-type="string">
            <text:p>過去に縛られているよりも、</text:p>
            <text:p>今を楽しもうって思い始めるようになったんだ</text:p>
          </table:table-cell>
          <table:table-cell/>
        </table:table-row>
        <table:table-row table:style-name="ro2">
          <table:table-cell office:value-type="string">
            <text:p>あのね $puさん</text:p>
            <text:p>あの… あの…</text:p>
          </table:table-cell>
          <table:table-cell/>
        </table:table-row>
        <table:table-row table:style-name="ro1">
          <table:table-cell office:value-type="string">
            <text:p>ゆきはね…</text:p>
          </table:table-cell>
          <table:table-cell/>
        </table:table-row>
        <table:table-row table:style-name="ro1">
          <table:table-cell office:value-type="string">
            <text:p>「君のことが好きなんだ」と告白する</text:p>
          </table:table-cell>
          <table:table-cell/>
        </table:table-row>
        <table:table-row table:style-name="ro1">
          <table:table-cell office:value-type="string">
            <text:p>「前からおまえのことは大嫌いなんだ」と言い放つ</text:p>
          </table:table-cell>
          <table:table-cell/>
        </table:table-row>
        <table:table-row table:style-name="ro1">
          <table:table-cell office:value-type="string">
            <text:p>「どうしたの？ 顔色が悪いよ」と話しをそらす</text:p>
          </table:table-cell>
          <table:table-cell/>
        </table:table-row>
        <table:table-row table:style-name="ro1">
          <table:table-cell office:value-type="string">
            <text:p>俺、君のことが好きなんだ</text:p>
          </table:table-cell>
          <table:table-cell/>
        </table:table-row>
        <table:table-row table:style-name="ro2">
          <table:table-cell office:value-type="string">
            <text:p>…うれしい</text:p>
            <text:p>$puさんもゆきと同じ気持ちだったんだ</text:p>
          </table:table-cell>
          <table:table-cell/>
        </table:table-row>
        <table:table-row table:style-name="ro1">
          <table:table-cell office:value-type="string">
            <text:p>ありがとう</text:p>
          </table:table-cell>
          <table:table-cell/>
        </table:table-row>
        <table:table-row table:style-name="ro1">
          <table:table-cell office:value-type="string">
            <text:p>あっ、花火だ…</text:p>
          </table:table-cell>
          <table:table-cell/>
        </table:table-row>
        <table:table-row table:style-name="ro1">
          <table:table-cell office:value-type="string">
            <text:p>…きれい</text:p>
          </table:table-cell>
          <table:table-cell/>
        </table:table-row>
        <table:table-row table:style-name="ro2">
          <table:table-cell office:value-type="string">
            <text:p>前々から、おまえのことは大嫌いなんだ</text:p>
            <text:p>見ているだけで虫唾がはしる</text:p>
          </table:table-cell>
          <table:table-cell/>
        </table:table-row>
        <table:table-row table:style-name="ro2">
          <table:table-cell office:value-type="string">
            <text:p>えっ！ どうして、$puさん</text:p>
            <text:p>じゃあ、何で盆踊りになんか誘ったの！</text:p>
          </table:table-cell>
          <table:table-cell/>
        </table:table-row>
        <table:table-row table:style-name="ro1">
          <table:table-cell office:value-type="string">
            <text:p>もう、何も信じられないよ…</text:p>
          </table:table-cell>
          <table:table-cell/>
        </table:table-row>
        <table:table-row table:style-name="ro1">
          <table:table-cell office:value-type="string">
            <text:p>はぁ…</text:p>
          </table:table-cell>
          <table:table-cell/>
        </table:table-row>
        <table:table-row table:style-name="ro4">
          <table:table-cell office:value-type="string">
            <text:p>もう、ここでお別れするね</text:p>
            <text:p/>
          </table:table-cell>
          <table:table-cell/>
        </table:table-row>
        <table:table-row table:style-name="ro3">
          <table:table-cell office:value-type="string">
            <text:p>…さようなら $puさん</text:p>
          </table:table-cell>
          <table:table-cell/>
        </table:table-row>
        <table:table-row table:style-name="ro2">
          <table:table-cell office:value-type="string">
            <text:p>どうしたの？</text:p>
            <text:p>少し顔色が悪いみたいだけど</text:p>
          </table:table-cell>
          <table:table-cell/>
        </table:table-row>
        <table:table-row table:style-name="ro2">
          <table:table-cell office:value-type="string">
            <text:p>そ、そうかな？</text:p>
            <text:p>別にどこも悪くないよ…</text:p>
          </table:table-cell>
          <table:table-cell/>
        </table:table-row>
        <table:table-row table:style-name="ro2">
          <table:table-cell office:value-type="string">
            <text:p>花火、終わっちゃったね</text:p>
            <text:p>そろそろ盆踊りも終わりみたいだし…</text:p>
          </table:table-cell>
          <table:table-cell/>
        </table:table-row>
        <table:table-row table:style-name="ro2">
          <table:table-cell office:value-type="string">
            <text:p>…ねえ このあとどうするの？</text:p>
            <text:p>ゆきはもう、ウチには帰りたくないなあ</text:p>
          </table:table-cell>
          <table:table-cell/>
        </table:table-row>
        <table:table-row table:style-name="ro1">
          <table:table-cell office:value-type="string">
            <text:p>「だったら俺の家で一緒に暮らさないか」</text:p>
          </table:table-cell>
          <table:table-cell/>
        </table:table-row>
        <table:table-row table:style-name="ro1">
          <table:table-cell office:value-type="string">
            <text:p>「だったら新しいアパートを探すんだな」</text:p>
          </table:table-cell>
          <table:table-cell/>
        </table:table-row>
        <table:table-row table:style-name="ro1">
          <table:table-cell office:value-type="string">
            <text:p>「君が好きなんだけど、家には誰も入れたくない」</text:p>
          </table:table-cell>
          <table:table-cell/>
        </table:table-row>
        <table:table-row table:style-name="ro2">
          <table:table-cell office:value-type="string">
            <text:p>ウチに帰りたくないのなら、</text:p>
            <text:p>俺の家で一緒に暮らさないか</text:p>
          </table:table-cell>
          <table:table-cell/>
        </table:table-row>
        <table:table-row table:style-name="ro2">
          <table:table-cell office:value-type="string">
            <text:p>ウチに帰りたくないのなら、</text:p>
            <text:p>新しいアパートを探すんだな</text:p>
          </table:table-cell>
          <table:table-cell/>
        </table:table-row>
        <table:table-row table:style-name="ro2">
          <table:table-cell office:value-type="string">
            <text:p>もう！</text:p>
            <text:p>そういうことを言っているんじゃないよ</text:p>
          </table:table-cell>
          <table:table-cell/>
        </table:table-row>
        <table:table-row table:style-name="ro1">
          <table:table-cell office:value-type="string">
            <text:p>本当に鈍感なんだからあ</text:p>
          </table:table-cell>
          <table:table-cell/>
        </table:table-row>
        <table:table-row table:style-name="ro2">
          <table:table-cell office:value-type="string">
            <text:p>君が好きなんだ けど、自分の家には</text:p>
            <text:p>誰も入れたくないんだ</text:p>
          </table:table-cell>
          <table:table-cell/>
        </table:table-row>
        <table:table-row table:style-name="ro2">
          <table:table-cell office:value-type="string">
            <text:p>えー なにそれ</text:p>
            <text:p>言ってる意味がよくわかんないよ</text:p>
          </table:table-cell>
          <table:table-cell/>
        </table:table-row>
        <table:table-row table:style-name="ro2">
          <table:table-cell office:value-type="string">
            <text:p>え！ ウソ 今、何て言ったの？</text:p>
            <text:p>もう一回言って欲しいなあ</text:p>
          </table:table-cell>
          <table:table-cell/>
        </table:table-row>
        <table:table-row table:style-name="ro1">
          <table:table-cell office:value-type="string">
            <text:p>「俺の家で一緒に暮らさないか」</text:p>
          </table:table-cell>
          <table:table-cell/>
        </table:table-row>
        <table:table-row table:style-name="ro1">
          <table:table-cell office:value-type="string">
            <text:p>「同じことは二度言わない主義なんだ」</text:p>
          </table:table-cell>
          <table:table-cell/>
        </table:table-row>
        <table:table-row table:style-name="ro2">
          <table:table-cell office:value-type="string">
            <text:p>ウチに帰りたくないのなら、</text:p>
            <text:p>俺の家で一緒に暮らさないか</text:p>
          </table:table-cell>
          <table:table-cell/>
        </table:table-row>
        <table:table-row table:style-name="ro2">
          <table:table-cell office:value-type="string">
            <text:p>ウソじゃないよね</text:p>
            <text:p>$plさんと一緒に暮らせるんだよね</text:p>
          </table:table-cell>
          <table:table-cell/>
        </table:table-row>
        <table:table-row table:style-name="ro1">
          <table:table-cell office:value-type="string">
            <text:p>うれしいなあ</text:p>
          </table:table-cell>
          <table:table-cell/>
        </table:table-row>
        <table:table-row table:style-name="ro2">
          <table:table-cell office:value-type="string">
            <text:p>同じことは二度言わない主義なんだ</text:p>
            <text:p>どれだけ頼まれても言わないよ</text:p>
          </table:table-cell>
          <table:table-cell/>
        </table:table-row>
        <table:table-row table:style-name="ro2">
          <table:table-cell office:value-type="string">
            <text:p>ケチ！ もう一度言ってくれたって</text:p>
            <text:p>いいじゃない！ …でも、うれしい！</text:p>
          </table:table-cell>
          <table:table-cell/>
        </table:table-row>
        <table:table-row table:style-name="ro2">
          <table:table-cell office:value-type="string">
            <text:p>ウソじゃないよね</text:p>
            <text:p>$plさんと一緒に暮らせるんだよね</text:p>
          </table:table-cell>
          <table:table-cell/>
        </table:table-row>
        <table:table-row table:style-name="ro2">
          <table:table-cell office:value-type="string">
            <text:p>じゃあ、ゆき 今からお父さんに</text:p>
            <text:p>あなたと一緒に住むって電話してくるね</text:p>
          </table:table-cell>
          <table:table-cell/>
        </table:table-row>
        <table:table-row table:style-name="ro1">
          <table:table-cell office:value-type="string">
            <text:p>お父さん なんて言うかなあ…</text:p>
          </table:table-cell>
          <table:table-cell/>
        </table:table-row>
        <table:table-row table:style-name="ro1">
          <table:table-cell office:value-type="string">
            <text:p>「お父さんはいなくなったんじゃないの？」と戸惑う</text:p>
          </table:table-cell>
          <table:table-cell/>
        </table:table-row>
        <table:table-row table:style-name="ro1">
          <table:table-cell office:value-type="string">
            <text:p>「おまえ、俺を閂したな！」と声を荒げる</text:p>
          </table:table-cell>
          <table:table-cell/>
        </table:table-row>
        <table:table-row table:style-name="ro1">
          <table:table-cell office:value-type="string">
            <text:p>美沢ゆきは頭がおかしいのではないか、としばし悩む</text:p>
          </table:table-cell>
          <table:table-cell/>
        </table:table-row>
        <table:table-row table:style-name="ro2">
          <table:table-cell office:value-type="string">
            <text:p>あれ？ お父さん…</text:p>
            <text:p>お父さんはいなくなったんじゃないの？</text:p>
          </table:table-cell>
          <table:table-cell/>
        </table:table-row>
        <table:table-row table:style-name="ro1">
          <table:table-cell office:value-type="string">
            <text:p>うん、いないよ</text:p>
          </table:table-cell>
          <table:table-cell/>
        </table:table-row>
        <table:table-row table:style-name="ro2">
          <table:table-cell office:value-type="string">
            <text:p>お父さんがいない、お父さんがいない、て</text:p>
            <text:p>おまえ、俺を閂したな！</text:p>
          </table:table-cell>
          <table:table-cell/>
        </table:table-row>
        <table:table-row table:style-name="ro1">
          <table:table-cell office:value-type="string">
            <text:p>閂してなんかいないよ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難しい顔をしてどうしたの？</text:p>
          </table:table-cell>
          <table:table-cell/>
        </table:table-row>
        <table:table-row table:style-name="ro2">
          <table:table-cell office:value-type="string">
            <text:p>お父さんは、１ヶ月前から本社へ転勤に</text:p>
            <text:p>なって、引越していったの</text:p>
          </table:table-cell>
          <table:table-cell/>
        </table:table-row>
        <table:table-row table:style-name="ro1">
          <table:table-cell office:value-type="string">
            <text:p>だから、今、家にお父さんはいないんだ</text:p>
          </table:table-cell>
          <table:table-cell/>
        </table:table-row>
        <table:table-row table:style-name="ro1">
          <table:table-cell office:value-type="string">
            <text:p>お父さんに言ったら寂しがるかもしれないなあ</text:p>
          </table:table-cell>
          <table:table-cell/>
        </table:table-row>
        <table:table-row table:style-name="ro2">
          <table:table-cell office:value-type="string">
            <text:p>いろいろ準備して、$puさんの家で</text:p>
            <text:p>待ってるよ じゃあね、バイバイ</text:p>
          </table:table-cell>
          <table:table-cell/>
        </table:table-row>
        <table:table-row table:style-name="ro1">
          <table:table-cell office:value-type="string">
            <text:p>１時間が過ぎた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3">
          <table:table-cell office:value-type="string">
            <text:p>いらっしゃいませ $plさん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ゆきも応援するから、たくさん出して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もう少しで帰るから、先に帰ってて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じゃあ、また後で</text:p>
          </table:table-cell>
          <table:table-cell/>
        </table:table-row>
        <table:table-row table:style-name="ro1">
          <table:table-cell office:value-type="string">
            <text:p>ほら これあげるよ</text:p>
          </table:table-cell>
          <table:table-cell/>
        </table:table-row>
        <table:table-row table:style-name="ro1">
          <table:table-cell office:value-type="string">
            <text:p>えっ？ なに？ プレゼント？</text:p>
          </table:table-cell>
          <table:table-cell/>
        </table:table-row>
        <table:table-row table:style-name="ro2">
          <table:table-cell office:value-type="string">
            <text:p>わぁ！ かわいいパジャマ！</text:p>
            <text:p>ありがとう！</text:p>
          </table:table-cell>
          <table:table-cell/>
        </table:table-row>
        <table:table-row table:style-name="ro1">
          <table:table-cell office:value-type="string">
            <text:p>どう？ 似合う？ 似合う？</text:p>
          </table:table-cell>
          <table:table-cell/>
        </table:table-row>
        <table:table-row table:style-name="ro1">
          <table:table-cell office:value-type="string">
            <text:p>…？ 何？ ブラウス…？</text:p>
          </table:table-cell>
          <table:table-cell/>
        </table:table-row>
        <table:table-row table:style-name="ro2">
          <table:table-cell office:value-type="string">
            <text:p>ねえ、これ ゆきにはちょっと</text:p>
            <text:p>大きすぎない？</text:p>
          </table:table-cell>
          <table:table-cell/>
        </table:table-row>
        <table:table-row table:style-name="ro1">
          <table:table-cell office:value-type="string">
            <text:p>わ！ 水着！ ありがとう！</text:p>
          </table:table-cell>
          <table:table-cell/>
        </table:table-row>
        <table:table-row table:style-name="ro1">
          <table:table-cell office:value-type="string">
            <text:p>ねえ、今度いつか海に連れてってね！</text:p>
          </table:table-cell>
          <table:table-cell/>
        </table:table-row>
        <table:table-row table:style-name="ro1">
          <table:table-cell office:value-type="string">
            <text:p>何を聞きますか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うん？ なにか用？</text:p>
          </table:table-cell>
          <table:table-cell/>
        </table:table-row>
        <table:table-row table:style-name="ro1">
          <table:table-cell office:value-type="string">
            <text:p>柳田について聞く</text:p>
          </table:table-cell>
          <table:table-cell/>
        </table:table-row>
        <table:table-row table:style-name="ro1">
          <table:table-cell office:value-type="string">
            <text:p>美沢ゆきと話をする</text:p>
          </table:table-cell>
          <table:table-cell/>
        </table:table-row>
        <table:table-row table:style-name="ro1">
          <table:table-cell office:value-type="string">
            <text:p>とくに用はない</text:p>
          </table:table-cell>
          <table:table-cell/>
        </table:table-row>
        <table:table-row table:style-name="ro1">
          <table:table-cell office:value-type="string">
            <text:p>柳田と親しかった女店員について聞く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柳田という男について何か知らないか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柳田という男について何か知らない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柳田…？ どの柳田さん？</text:p>
          </table:table-cell>
          <table:table-cell/>
        </table:table-row>
        <table:table-row table:style-name="ro1">
          <table:table-cell office:value-type="string">
            <text:p>公園で自殺した…</text:p>
          </table:table-cell>
          <table:table-cell/>
        </table:table-row>
        <table:table-row table:style-name="ro1">
          <table:table-cell office:value-type="string">
            <text:p>ラジオ体操指導員の…</text:p>
          </table:table-cell>
          <table:table-cell/>
        </table:table-row>
        <table:table-row table:style-name="ro1">
          <table:table-cell office:value-type="string">
            <text:p>黒崎の親友の…</text:p>
          </table:table-cell>
          <table:table-cell/>
        </table:table-row>
        <table:table-row table:style-name="ro3">
          <table:table-cell office:value-type="string">
            <text:p>$iの隣の部屋に住んでいた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公園で自殺した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ラジオ体操指導員の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黒崎の親友の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3">
          <table:table-cell office:value-type="string">
            <text:p>$iの隣の部屋に住んでいた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あ… あの柳田さんね</text:p>
            <text:p>ちょっとだけ知ってる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え？ $puさんの家なんて</text:p>
            <text:p>知らない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黒崎さんの…？</text:p>
            <text:p>あ…！ あの柳田さんね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柳田さん このお店にはよく来てたんだよ</text:p>
            <text:p>でも、いっつも大負けしてて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それでも每日のように来てたから よっぽど</text:p>
            <text:p>負けず嫌いなのかな…とか思ってたんだけど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柳田と親しかった女の店員について</text:p>
            <text:p>知りたいんだが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柳田と親しかった女の店員について</text:p>
            <text:p>知りたいんだけど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…柳田さんと？ 誰だろ？</text:p>
            <text:p>少なくとも 私じゃない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私じゃなかったら$ci沙織$crちゃんかな</text:p>
            <text:p>今日は休みみたいだけど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なんだか具合が悪いんだって</text:p>
            <text:p>明日には出勤してくると思う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…へへっ ねえ 安心した？</text:p>
            <text:p>私が柳田さんの彼女じゃなくて</text:p>
          </table:table-cell>
          <table:table-cell/>
        </table:table-row>
        <table:table-row table:style-name="ro1">
          <table:table-cell office:value-type="string">
            <text:p>正直安心したよ</text:p>
          </table:table-cell>
          <table:table-cell/>
        </table:table-row>
        <table:table-row table:style-name="ro1">
          <table:table-cell office:value-type="string">
            <text:p>お、おまえなんか気にしてないよ</text:p>
          </table:table-cell>
          <table:table-cell/>
        </table:table-row>
        <table:table-row table:style-name="ro1">
          <table:table-cell office:value-type="string">
            <text:p>そんなことより店員のことを教えろ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正直安心した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ホント？ ウフフフフッ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お、おまえなんか気にしてない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んなことより店員のことを教えろ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ちぇっ なんだ つまんないの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いらっしゃいませ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3">
          <table:table-cell office:value-type="string">
            <text:p>あ、$puさん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今、彼女と一緒に住んでいるんだよ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早く言って欲しかったなあ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ねぇ ねぇ 聞いてよ〜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隣の二人、来たときからずっと座って</text:p>
            <text:p>見つめ合っているの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もうね </text:p>
            <text:p>見ているこっちが恥ずかしくなりそうなの</text:p>
          </table:table-cell>
          <table:table-cell/>
        </table:table-row>
        <table:table-row table:style-name="ro1">
          <table:table-cell office:value-type="string">
            <text:p>そんな風には見えないけど？</text:p>
          </table:table-cell>
          <table:table-cell/>
        </table:table-row>
        <table:table-row table:style-name="ro1">
          <table:table-cell office:value-type="string">
            <text:p>白石さんは僕の彼女なんだよ そんなわけないさ</text:p>
          </table:table-cell>
          <table:table-cell/>
        </table:table-row>
        <table:table-row table:style-name="ro1">
          <table:table-cell office:value-type="string">
            <text:p>全く、興味ない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んな風には見えないけど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そうかな？</text:p>
            <text:p>私のカンは、結構当たるんだけどなあ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白石さんは僕の彼女なんだよ </text:p>
            <text:p>そんなわけないさ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えーー なにそれ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じゃあ、なんで片山さんが白石さんを誘って…</text:p>
          </table:table-cell>
          <table:table-cell/>
        </table:table-row>
        <table:table-row table:style-name="ro1">
          <table:table-cell office:value-type="string">
            <text:p>冗談だよ そんなわけないじゃない</text:p>
          </table:table-cell>
          <table:table-cell/>
        </table:table-row>
        <table:table-row table:style-name="ro1">
          <table:table-cell office:value-type="string">
            <text:p>わけがわからないのが大人の世界なんだ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冗談だよ そんなわけないじゃない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なんだ！ ビックリしたなあ もう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わけがわからないのが大人の世界なんだ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なにそれ つまんないの〜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全く、興味ない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なにそれ つまんないの〜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ねぇ これ見て〜</text:p>
          </table:table-cell>
          <table:table-cell/>
        </table:table-row>
        <table:table-row table:style-name="ro1">
          <table:table-cell office:value-type="string">
            <text:p>何？</text:p>
          </table:table-cell>
          <table:table-cell/>
        </table:table-row>
        <table:table-row table:style-name="ro1">
          <table:table-cell office:value-type="string">
            <text:p>嫌だね</text:p>
          </table:table-cell>
          <table:table-cell/>
        </table:table-row>
        <table:table-row table:style-name="ro1">
          <table:table-cell office:value-type="string">
            <text:p>見てる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何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嫌だ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そんなこと言わないで見て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見てる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ホントに見てる？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あのさ このお皿に載っているのって</text:p>
            <text:p>もしかしたら牛の…</text:p>
          </table:table-cell>
          <table:table-cell/>
        </table:table-row>
        <table:table-row table:style-name="ro1">
          <table:table-cell office:value-type="string">
            <text:p>腸じゃない？</text:p>
          </table:table-cell>
          <table:table-cell/>
        </table:table-row>
        <table:table-row table:style-name="ro1">
          <table:table-cell office:value-type="string">
            <text:p>舌じゃない？</text:p>
          </table:table-cell>
          <table:table-cell/>
        </table:table-row>
        <table:table-row table:style-name="ro1">
          <table:table-cell office:value-type="string">
            <text:p>アレじゃない？</text:p>
          </table:table-cell>
          <table:table-cell/>
        </table:table-row>
        <table:table-row table:style-name="ro1">
          <table:table-cell office:value-type="string">
            <text:p>何だろうね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腸じゃない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そうだよね やっぱり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舌じゃない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そんなわけないじゃない！</text:p>
            <text:p>だってここ、ホルモン焼き屋さんだよ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アレじゃない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…やっぱり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何だろうね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なにそれ つまんないの〜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なんか、食欲なくなっちゃったなぁ</text:p>
          </table:table-cell>
          <table:table-cell/>
        </table:table-row>
        <table:table-row table:style-name="ro1">
          <table:table-cell office:value-type="string">
            <text:p>場を盛り上げるためにいっぱい食べてみる</text:p>
          </table:table-cell>
          <table:table-cell/>
        </table:table-row>
        <table:table-row table:style-name="ro1">
          <table:table-cell office:value-type="string">
            <text:p>下ネタ方向に話を進めてみる</text:p>
          </table:table-cell>
          <table:table-cell/>
        </table:table-row>
        <table:table-row table:style-name="ro1">
          <table:table-cell office:value-type="string">
            <text:p>静観する</text:p>
          </table:table-cell>
          <table:table-cell/>
        </table:table-row>
        <table:table-row table:style-name="ro1">
          <table:table-cell office:value-type="string">
            <text:p>その場は大いに盛り上がった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…ヤダ、もう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3">
          <table:table-cell office:value-type="string">
            <text:p>$puさんて、ヘンタイだよ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お魚大好きなんだよね〜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いただきまーす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3">
          <table:table-cell office:value-type="string">
            <text:p>ほらー $puさんも食べな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おいしい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それとも、ゆきに見惚れているの？</text:p>
          </table:table-cell>
          <table:table-cell/>
        </table:table-row>
        <table:table-row table:style-name="ro1">
          <table:table-cell office:value-type="string">
            <text:p>「そうだよ 見惚れていたんだ」とさらりと答える</text:p>
          </table:table-cell>
          <table:table-cell/>
        </table:table-row>
        <table:table-row table:style-name="ro1">
          <table:table-cell office:value-type="string">
            <text:p>「ち、ちがうよ…」と動摇しながら答える</text:p>
          </table:table-cell>
          <table:table-cell/>
        </table:table-row>
        <table:table-row table:style-name="ro1">
          <table:table-cell office:value-type="string">
            <text:p>「ふざけるな！」とにらみ返しながら答える</text:p>
          </table:table-cell>
          <table:table-cell/>
        </table:table-row>
        <table:table-row table:style-name="ro1">
          <table:table-cell office:value-type="string">
            <text:p>無視す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うだよ 君に見惚れていたんだ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やっぱり〜</text:p>
            <text:p>ゆきのかわいさが分かってきた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ち、ちがうよ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やだ、赤くなっちゃって〜</text:p>
            <text:p>もしかして図星なの〜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ふざけるな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大人気ないなあ もう </text:p>
            <text:p>冗談に決まってるじゃん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ちぇっ なんだ つまんないの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ねえ ね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私たちだけで、何か頼まない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…これ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この、お造りを頼もうよ！</text:p>
          </table:table-cell>
          <table:table-cell/>
        </table:table-row>
        <table:table-row table:style-name="ro1">
          <table:table-cell office:value-type="string">
            <text:p>見栄を張って、お金を出して頼む</text:p>
          </table:table-cell>
          <table:table-cell/>
        </table:table-row>
        <table:table-row table:style-name="ro1">
          <table:table-cell office:value-type="string">
            <text:p>共犯ということで、割り勘で頼む</text:p>
          </table:table-cell>
          <table:table-cell/>
        </table:table-row>
        <table:table-row table:style-name="ro1">
          <table:table-cell office:value-type="string">
            <text:p>言い出したのはゆきなのでおごりで頼む</text:p>
          </table:table-cell>
          <table:table-cell/>
        </table:table-row>
        <table:table-row table:style-name="ro1">
          <table:table-cell office:value-type="string">
            <text:p>無視す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いいぜ お金は俺が払う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3">
          <table:table-cell office:value-type="string">
            <text:p>キャー 太っ腹だね $puさん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いいぜ じゃあ、割り勘で頼もうか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うん じゃあ頼もう</text:p>
            <text:p>女将さ〜ん このお造り、お願いしまー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おごってくれるのか？ ありがとう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3">
          <table:table-cell office:value-type="string">
            <text:p>なにそれ〜 ケチだね$puさん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ちぇっ なんだ つまんないの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うわぁ いいにお〜い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うまく返せるかなあ この豚玉…</text:p>
          </table:table-cell>
          <table:table-cell/>
        </table:table-row>
        <table:table-row table:style-name="ro1">
          <table:table-cell office:value-type="string">
            <text:p>いいところを見せるために片手でひっくり返す</text:p>
          </table:table-cell>
          <table:table-cell/>
        </table:table-row>
        <table:table-row table:style-name="ro1">
          <table:table-cell office:value-type="string">
            <text:p>無難に両手でひっくり返す</text:p>
          </table:table-cell>
          <table:table-cell/>
        </table:table-row>
        <table:table-row table:style-name="ro1">
          <table:table-cell office:value-type="string">
            <text:p>店主を呼んでひっくり返してもらう</text:p>
          </table:table-cell>
          <table:table-cell/>
        </table:table-row>
        <table:table-row table:style-name="ro1">
          <table:table-cell office:value-type="string">
            <text:p>傍観す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かしてみな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れ！</text:p>
          </table:table-cell>
          <table:table-cell/>
        </table:table-row>
        <table:table-row table:style-name="ro1">
          <table:table-cell office:value-type="string">
            <text:p>（ビチャ）</text:p>
          </table:table-cell>
          <table:table-cell/>
        </table:table-row>
        <table:table-row table:style-name="ro1">
          <table:table-cell office:value-type="string">
            <text:p>お好み焼きは床に落ちてしまっ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あ〜あ カッコ悪ー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まあ、見ててみな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れ！</text:p>
          </table:table-cell>
          <table:table-cell/>
        </table:table-row>
        <table:table-row table:style-name="ro1">
          <table:table-cell office:value-type="string">
            <text:p>（パタン）</text:p>
          </table:table-cell>
          <table:table-cell/>
        </table:table-row>
        <table:table-row table:style-name="ro1">
          <table:table-cell office:value-type="string">
            <text:p>見事にひっくり返すことができ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3">
          <table:table-cell office:value-type="string">
            <text:p>うわあ すごい上手〜 $puさん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4">
          <table:table-cell office:value-type="string">
            <text:p>すいませーん 店員さん</text:p>
            <text:p/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お好み焼き、焼いてもらえますか？</text:p>
          </table:table-cell>
          <table:table-cell/>
        </table:table-row>
        <table:table-row table:style-name="ro1">
          <table:table-cell office:value-type="string">
            <text:p>（パタン）</text:p>
          </table:table-cell>
          <table:table-cell/>
        </table:table-row>
        <table:table-row table:style-name="ro1">
          <table:table-cell office:value-type="string">
            <text:p>ひっくり返してもらっ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うわあ おいしそう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……</text:p>
          </table:table-cell>
          <table:table-cell/>
        </table:table-row>
        <table:table-row table:style-name="ro1">
          <table:table-cell office:value-type="string">
            <text:p>（ジュジュジュジュジュー）</text:p>
          </table:table-cell>
          <table:table-cell/>
        </table:table-row>
        <table:table-row table:style-name="ro1">
          <table:table-cell office:value-type="string">
            <text:p>焦げ臭いにおいがしてき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あーあ もう こげちゃったよ〜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3">
          <table:table-cell office:value-type="string">
            <text:p>$puさん イカ玉食べてるんだ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（イカ玉を見つめているようだ）</text:p>
          </table:table-cell>
          <table:table-cell/>
        </table:table-row>
        <table:table-row table:style-name="ro1">
          <table:table-cell office:value-type="string">
            <text:p>イカ玉をわけてあげる</text:p>
          </table:table-cell>
          <table:table-cell/>
        </table:table-row>
        <table:table-row table:style-name="ro1">
          <table:table-cell office:value-type="string">
            <text:p>もう一つイカ玉を注文する</text:p>
          </table:table-cell>
          <table:table-cell/>
        </table:table-row>
        <table:table-row table:style-name="ro1">
          <table:table-cell office:value-type="string">
            <text:p>食べさせる振りして、自分が食べる</text:p>
          </table:table-cell>
          <table:table-cell/>
        </table:table-row>
        <table:table-row table:style-name="ro1">
          <table:table-cell office:value-type="string">
            <text:p>無視して食べつづけ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はい わけてあげる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わあ ありがとう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…ちょっとだけ、食べてみたかったんだよねぇ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2">
          <table:table-cell office:value-type="string">
            <text:p>すいませーん 店員さん</text:p>
            <text:p>イカ玉、もう一枚をこのコにお願いします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えーー ちょっとーそんなに食べられないよ〜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ごめんなさい</text:p>
            <text:p>今の注文は、なしでいいでーす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はい あーん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くれるの？ （…あーん）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ケチ！</text:p>
            <text:p>$puさんはそうゆう人だって知ってたけどさ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…ううぅ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んん…</text:p>
          </table:table-cell>
          <table:table-cell/>
        </table:table-row>
        <table:table-row table:style-name="ro1">
          <table:table-cell office:value-type="string">
            <text:p>（険しい顔をしている…）</text:p>
          </table:table-cell>
          <table:table-cell/>
        </table:table-row>
        <table:table-row table:style-name="ro1">
          <table:table-cell office:value-type="string">
            <text:p>「体調が悪いの？」と聞いてみる</text:p>
          </table:table-cell>
          <table:table-cell/>
        </table:table-row>
        <table:table-row table:style-name="ro1">
          <table:table-cell office:value-type="string">
            <text:p>「そんな顔、似合わないよ」と小突いてみる</text:p>
          </table:table-cell>
          <table:table-cell/>
        </table:table-row>
        <table:table-row table:style-name="ro1">
          <table:table-cell office:value-type="string">
            <text:p>「？」という顔をしてみる</text:p>
          </table:table-cell>
          <table:table-cell/>
        </table:table-row>
        <table:table-row table:style-name="ro1">
          <table:table-cell office:value-type="string">
            <text:p>無視する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体調が悪いのか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…うん 少し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そんな顔、似合わない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…うん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？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今日は、そっとしておいて欲しいな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3">
          <table:table-cell office:value-type="string">
            <text:p>おはよっ $plさん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3">
          <table:table-cell office:value-type="string">
            <text:p>おかえりっ $plさん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3">
          <table:table-cell office:value-type="string">
            <text:p>$plさん 楽しい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明日の$ci夕方$cr</text:p>
            <text:p>パチパラ町の$ci小杉$crに来て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今日の$ci夕方$cr</text:p>
            <text:p>パチパラ町の$ci小杉$crに来て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明日の$ci夜$cr</text:p>
            <text:p>出玉町の$ciたま井$crに来て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今日の$ci夜$cr</text:p>
            <text:p>出玉町の$ciたま井$crに来てね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待ってる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約束は守って欲しかったなあ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今日もいい天気だよ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今日も暑くなりそう…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今日は、大海公園で盆踊りがある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今日のパチンコはどうだった？</text:p>
          </table:table-cell>
          <table:table-cell/>
        </table:table-row>
        <table:table-row table:style-name="ro1">
          <table:table-cell office:value-type="string">
            <text:p>ばっちり</text:p>
          </table:table-cell>
          <table:table-cell/>
        </table:table-row>
        <table:table-row table:style-name="ro1">
          <table:table-cell office:value-type="string">
            <text:p>まあまあ</text:p>
          </table:table-cell>
          <table:table-cell/>
        </table:table-row>
        <table:table-row table:style-name="ro1">
          <table:table-cell office:value-type="string">
            <text:p>まったくダメ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ばっちりだった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さっすが！ よかったね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まあまあだったな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そっかぁ</text:p>
            <text:p>明日はもっとたくさん出るといいね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全くダメだった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そうなの…？ まあ、しょうがないよ</text:p>
            <text:p>明日はがんばってね</text:p>
          </table:table-cell>
          <table:table-cell/>
        </table:table-row>
        <table:table-row table:style-name="ro1">
          <table:table-cell office:value-type="string">
            <text:p>（じっとゆきを見つめてみた…）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うん？ なに？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ゆき…</text:p>
          </table:table-cell>
          <table:table-cell/>
        </table:table-row>
        <table:table-row table:style-name="ro1">
          <table:table-cell office:value-type="string">
            <text:p>ゆき… なんてかわいいんだ…！</text:p>
          </table:table-cell>
          <table:table-cell/>
        </table:table-row>
        <table:table-row table:style-name="ro1">
          <table:table-cell office:value-type="string">
            <text:p>ゆき… 俺は幸せだ…！</text:p>
          </table:table-cell>
          <table:table-cell/>
        </table:table-row>
        <table:table-row table:style-name="ro1">
          <table:table-cell office:value-type="string">
            <text:p>ゆき… 金を貸してくれ…！</text:p>
          </table:table-cell>
          <table:table-cell/>
        </table:table-row>
        <table:table-row table:style-name="ro1">
          <table:table-cell office:value-type="string">
            <text:p>…いや、なんでもない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ゆき… なんてかわいいんだ…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な、なによ 急に！</text:p>
            <text:p>照れるじゃない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…うふふっ でも、ありがと</text:p>
            <text:p>うれしいよ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ゆき… 俺は幸せだ…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3">
          <table:table-cell office:value-type="string">
            <text:p>$plさん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私も… 幸せ…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ゆき… 金を貸してくれ…！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えーっ… しっかりしてよお！</text:p>
            <text:p>…しょうがないなあ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ムダ遣いしちゃダメだよ！</text:p>
          </table:table-cell>
          <table:table-cell/>
        </table:table-row>
        <table:table-row table:style-name="ro1">
          <table:table-cell office:value-type="string">
            <text:p>$p</text:p>
          </table:table-cell>
          <table:table-cell/>
        </table:table-row>
        <table:table-row table:style-name="ro1">
          <table:table-cell office:value-type="string">
            <text:p>…いや、なんでもない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3">
          <table:table-cell office:value-type="string">
            <text:p>？ ヘンな$plさん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2">
          <table:table-cell office:value-type="string">
            <text:p>さっきあげたでしょっ！</text:p>
            <text:p>もうだめだよ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明日も晴れるといいね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明日も暑くなりそうだね…</text:p>
          </table:table-cell>
          <table:table-cell/>
        </table:table-row>
        <table:table-row table:style-name="ro1">
          <table:table-cell office:value-type="string">
            <text:p>美沢 ゆき</text:p>
          </table:table-cell>
          <table:table-cell/>
        </table:table-row>
        <table:table-row table:style-name="ro1">
          <table:table-cell office:value-type="string">
            <text:p>明日はベリーラッキーのサービスデーだよ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9">29.04.2025</text:date>, <text:time>16:1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29T16:16:56.51</dc:date>
    <meta:generator>OpenOffice/4.1.14$Win32 OpenOffice.org_project/4114m1$Build-9811</meta:generator>
    <meta:editing-duration>PT1H2M31S</meta:editing-duration>
    <meta:editing-cycles>8</meta:editing-cycles>
    <meta:document-statistic meta:table-count="1" meta:cell-count="1450" meta:object-count="0"/>
  </office:meta>
</office:document-meta>
</file>